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8f82" officeooo:paragraph-rsid="000d8f82"/>
    </style:style>
    <style:style style:name="P2" style:family="paragraph" style:parent-style-name="Standard">
      <style:text-properties officeooo:paragraph-rsid="000d8f82"/>
    </style:style>
    <style:style style:name="T1" style:family="text">
      <style:text-properties officeooo:rsid="000d8f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1">En las secciones anteriores he definido a la inteligencia como, </text:span>la capacidad de resolver un problema.</text:p>
      <text:p text:style-name="Standard"/>
      <text:p text:style-name="P1">He comentado tambien que </text:p>
      <text:p text:style-name="Standard">para que un sistema puede resolver un problema debe disponer de cuatro elementos minimos, datos, metodo, memoria, procesador.</text:p>
      <text:p text:style-name="Standard"/>
      <text:p text:style-name="P1">Esta es por lo tanto la configuracion minima de cualquier sistema inteligente.</text:p>
      <text:p text:style-name="P1"/>
      <text:p text:style-name="Standard">y estos cuatro elementos son los que forman a la vida, sus pilares.</text:p>
      <text:p text:style-name="Standard">Es por eso que podemos afirmar que la vida es un sistema inteligente.</text:p>
      <text:p text:style-name="Standard"/>
      <text:p text:style-name="Standard">Pero vamos por partes, mas despacio.</text:p>
      <text:p text:style-name="Standard">Veamoslo poco a poco.</text:p>
      <text:p text:style-name="Standard"/>
      <text:p text:style-name="Standard">He dicho que vamos a construir un nuevo modelo de la vida, un modelo logico.</text:p>
      <text:p text:style-name="Standard"/>
      <text:p text:style-name="Standard">Nos olvidaremos aqui de la compleja composicion quimica de la materia organica, de los tejidos que forman a los organismos, de la extraordinaria variedad de sus especies. </text:p>
      <text:p text:style-name="Standard"/>
      <text:p text:style-name="Standard">Dejaremos el estudio de toda esta complejidad a la biologia.</text:p>
      <text:p text:style-name="Standard">Porque es esa complejidad lo que nos confunde, lo que nos impide ver lo esencial.</text:p>
      <text:p text:style-name="Standard"/>
      <text:p text:style-name="Standard">- function e implementacion</text:p>
      <text:p text:style-name="Standard">debemos distinguir entre function e implementacion.</text:p>
      <text:p text:style-name="Standard">la function en lo que se espera que un sistema haga.</text:p>
      <text:p text:style-name="Standard">la implementacion es el mecanismo que realiza <text:span text:style-name="T1">la</text:span> function.</text:p>
      <text:p text:style-name="Standard"/>
      <text:p text:style-name="Standard">por ejemplo<text:span text:style-name="T1">, si la funcion es,</text:span> comunicar un mensaje.</text:p>
      <text:p text:style-name="Standard">podemos enviar el mensaje con un mensajero a caballo</text:p>
      <text:p text:style-name="Standard">podemos escribir una carta y enviarla por correo postal.</text:p>
      <text:p text:style-name="Standard">podemos utilizar el correo electronico.</text:p>
      <text:p text:style-name="Standard">podemos hacer una llamada telefonica.</text:p>
      <text:p text:style-name="Standard"/>
      <text:p text:style-name="Standard">todos estos sistemas comunican el mensaje, aunque son diferentes formas de implementar la misma function.</text:p>
      <text:p text:style-name="Standard"/>
      <text:p text:style-name="Standard"/>
      <text:p text:style-name="Standard"/>
      <text:p text:style-name="Standard"/>
      <text:p text:style-name="Standard"/>
      <text:p text:style-name="Standard">la materia organica <text:s/>es una forma de implementar el sistema, es el hardware, la maquina fisica.</text:p>
      <text:p text:style-name="Standard">Nosotros para implementar sistemas inteligentes utilizamos actualmente la electronica.</text:p>
      <text:p text:style-name="Standard">Pero esta no es la unica forma posible de implementar estos sistemas.</text:p>
      <text:p text:style-name="Standard">Su function puede ser realizada por diferentes tecnologias.</text:p>
      <text:p text:style-name="Standard"/>
      <text:p text:style-name="Standard">Si observamos a la vida como a un sistema inteligente nos encontraremos conque la tecnologia utilizada para implementar el sistema supera nuestra capacidad de comprension.</text:p>
      <text:p text:style-name="Standard">Es demasiado compleja para que podamos entenderla a simple vista.</text:p>
      <text:p text:style-name="Standard"><text:soft-page-break/><text:span text:style-name="T1">Y aunque </text:span>La tecnologia utilizada nos supera<text:span text:style-name="T1">,</text:span> todavia podemos entender lo que hace<text:span text:style-name="T1">,</text:span> Su function logica.</text:p>
      <text:p text:style-name="Standard">Y eso es lo que exploraremos aqui.</text:p>
      <text:p text:style-name="Standard"/>
      <text:p text:style-name="Standard"/>
      <text:p text:style-name="Standard">Cuando digo que los elementos que componen a la vida son los cuatro elementos necesarios para crear un sistema inteligente, y que por lo tanto la vida es exactamente eso, un sistema inteligente, puede que no se entienda.</text:p>
      <text:p text:style-name="Standard">para entender<text:span text:style-name="T1">lo con claridad</text:span>, creo que mejor que explicarlo teoricamente sera verlo de forma practica.</text:p>
      <text:p text:style-name="Standard"/>
      <text:p text:style-name="Standard">Con este objetivo, construiremos nosotros mismos un sistema de estas caracteristicas, lo pondremos en marcha, y veremos como trabaja, como resuelve problemas.</text:p>
      <text:p text:style-name="Standard">Esta vision <text:span text:style-name="T1">nos </text:span>mostrara un aspecto de la vida que podria pasar inadvertido, invisible a nuestros ojos.</text:p>
      <text:p text:style-name="Standard">Y que creo que cambiara nuestro punto de vista, acerca de la vida, y acerca de nosotros mism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5T10:50:42.191000000</meta:creation-date>
    <dc:date>2026-02-15T10:59:51.368000000</dc:date>
    <meta:editing-duration>PT9M9S</meta:editing-duration>
    <meta:editing-cycles>1</meta:editing-cycles>
    <meta:document-statistic meta:table-count="0" meta:image-count="0" meta:object-count="0" meta:page-count="2" meta:paragraph-count="35" meta:word-count="448" meta:character-count="2798" meta:non-whitespace-character-count="2382"/>
    <meta:generator>LibreOffice/7.3.5.2$Windows_X86_64 LibreOffice_project/184fe81b8c8c30d8b5082578aee2fed2ea847c01</meta:generator>
  </office:meta>
</office:document-meta>
</file>